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2460000004F2482CD32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1.295cm" svg:height="2.889cm" svg:x="-0.098cm" svg:y="0.811cm">
          <draw:image xlink:href="Pictures/10000000000002460000004F2482CD3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7T14:54:44</meta:creation-date>
    <dc:date>2015-03-27T15:33:49.891000000</dc:date>
    <meta:editing-duration>PT39M5S</meta:editing-duration>
    <meta:editing-cycles>3</meta:editing-cycles>
    <meta:generator>LibreOffice/4.3.2.2$Windows_x86 LibreOffice_project/edfb5295ba211bd31ad47d0bad0118690f76407d</meta:generator>
    <meta:document-statistic meta:object-count="1"/>
  </office:meta>
</office:document-meta>
</file>